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2"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Standard">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4" style:family="paragraph" style:parent-style-name="Standard">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5" style:family="paragraph" style:parent-style-name="Standard">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P6"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upthelden:</text:p>
      <text:p text:style-name="P1"/>
      <text:p text:style-name="P1"/>
      <text:p text:style-name="P5">schwarzer Ritter:</text:p>
      <text:p text:style-name="P5">Wolfgang von Hardt</text:p>
      <text:p text:style-name="P2">Alter: 37</text:p>
      <text:p text:style-name="P2">Einst ein Mitglied des Adelsgeschlechts, mit einem Gebiet nahe der Grenzen zum Gebiet der Steampunkorks.</text:p>
      <text:p text:style-name="P2">Während des Schockkrieges als Held verehrt, der die Offensive der feindlichen Dampfpanzerverbände zum Erliegen brachte, wurde er nach dem Frieden ins politische Abseits gedrängt und Teile seiner Gebiete den Orks versprochen.</text:p>
      <text:p text:style-name="P2">Um jede mögliche Gegenwehr seinerseits zu unterbinden, sendeten die Hohen Grafen, die eigentlichen Herrscher des Rittertums, einige Meuchelmörder in seine Burg.</text:p>
      <text:p text:style-name="P2">Schwer verletzt und gedemütigt, konnte von Hardt jedoch aus selbiger fliehen.</text:p>
      <text:p text:style-name="P2">Voller Hass gelüstet es dem einstigem Helden nur noch nach einem: Rache!</text:p>
      <text:p text:style-name="P2">An seinen Verfolgern, an den Hohen Grafen, an den Orks, die sich ohne Kampf sein Reich aneignen konnten.</text:p>
      <text:p text:style-name="P2">Und er wird sie bekommen, selbst wenn dafür ganz "insert Name für Land des Rittertums" brennen muss!</text:p>
      <text:p text:style-name="P2"/>
      <text:p text:style-name="P3">Eigenschaften</text:p>
      <text:p text:style-name="P2">schwere Kavallerie</text:p>
      <text:p text:style-name="P4">Talentbaum:</text:p>
      <text:p text:style-name="P2">Speerkampf I,</text:p>
      <text:p text:style-name="P2">Lanzenreiter,</text:p>
      <text:p text:style-name="P2">Lanzenritter,</text:p>
      <text:p text:style-name="P2">schwarzer Ritter,</text:p>
      <text:p text:style-name="P2">Spießreiter,</text:p>
      <text:p text:style-name="P2">Spießreiter.Schwert,</text:p>
      <text:p text:style-name="P2">Spießreiter.Wurfspeer,</text:p>
      <text:p text:style-name="P2">Speerlauf(Fähigkeit),</text:p>
      <text:p text:style-name="P2">Durchbohren,</text:p>
      <text:p text:style-name="P2">Hochmut,</text:p>
      <text:p text:style-name="P2">Ruf des Herolds(Fähigkeit),</text:p>
      <text:p text:style-name="P2">Banner des Sieges(Fähigkeit),</text:p>
      <text:p text:style-name="P2"/>
      <text:p text:style-name="P2"/>
      <text:p text:style-name="P2"/>
      <text:p text:style-name="P2"/>
      <text:p text:style-name="P5">Heerführer der Vergessenen</text:p>
      <text:p text:style-name="P5">Siegfried</text:p>
      <text:p text:style-name="P2">Alter: 22</text:p>
      <text:p text:style-name="P2">Aufgewachsen als dritter Sohn eines Bauerns hatte Siegfried nie viel vom Leben zu erwarten.</text:p>
      <text:p text:style-name="P2">Doch er fühlte sich schon immer zu großen Heldentatet berufen.</text:p>
      <text:p text:style-name="P2">So lag es auf der Hand, dass er als junger Spund, gerade 16 Jahre alt, sich einer Söldnergruppe anschloss und in den Krieg zog.</text:p>
      <text:p text:style-name="P2">Leider ergang es ihm, wie so vielen anderen, in den Wirren des Schockkrieges nicht ganz so gut, wie er es sich erhoffte:</text:p>
      <text:p text:style-name="P2">Als er nach den Friedensverhandlungen heimwärts zog, war er, trotz seines zarten Alters von 20 <text:soft-page-break/>Jahren, ein gebrochener Mann.</text:p>
      <text:p text:style-name="P2">Zu viele hatte er sterben sehen.</text:p>
      <text:p text:style-name="P2">Als er endlich, nach all den Entbehrungen des Krieges und den Strapazen einer langen Reise, bei dem Hof seines Vaters angelangt war, fand er dort nichts als rauchende Ruinen.</text:p>
      <text:p text:style-name="P2">Entsetzt suchte er nach seiner Familie, doch niemand wollte ihm Bericht erstatten von jenem Vergehen, was hier vorgefallen war, so weit weg von allen Fronten des Krieges.</text:p>
      <text:p text:style-name="P2">Nur eine Gruppe Schausteller verriet ihm von den Repressalien des Adels, die alle Bauern erdulden mussten.</text:p>
      <text:p text:style-name="P2">Und den drakonischen Strafen, die allen blühten, die dagegen ihre Stimme erhobten.</text:p>
      <text:p text:style-name="P2">Dass seine Familie ein grausames Ende gefunden hatte, stand außer Frage, denn der Adel kante nur eine Strafe für das niedere Volk, dass den Gehorsam verweigerte:</text:p>
      <text:p text:style-name="P2">Tod durch Pfählen.</text:p>
      <text:p text:style-name="P2">Verzweiflung und Unglauben, Zorn und Trauer stiegen in dem jungem Mann empor und er schwor, dass fortan Schluss sei mit der ungerechten Unterdrückung durch den Adel.</text:p>
      <text:p text:style-name="P2"/>
      <text:p text:style-name="P3">Eigenschaften:</text:p>
      <text:p text:style-name="P2">schwere Infanterie</text:p>
      <text:p text:style-name="P4">Talentbaum:</text:p>
      <text:p text:style-name="P2">Heldentum,</text:p>
      <text:p text:style-name="P2">Fernkampf I, II</text:p>
      <text:p text:style-name="P2">Armbrustschütze,</text:p>
      <text:p text:style-name="P2">Veteran.Armbrust,</text:p>
      <text:p text:style-name="P2">Scharfschütze.Armbrust,</text:p>
      <text:p text:style-name="P2">Nahkampf I, II</text:p>
      <text:p text:style-name="P2">Zweiwaffenkampf</text:p>
      <text:p text:style-name="P2">Schwertkämpfer,</text:p>
      <text:p text:style-name="P2">"Schwert und Schild"Kämpfer,</text:p>
      <text:p text:style-name="P2">"Schwert und Schild"Meister,</text:p>
      <text:p text:style-name="P2">Langschwertkämpfer,</text:p>
      <text:p text:style-name="P2">Langschwertmeister,</text:p>
      <text:p text:style-name="P2">Klingenmeister(Fähigkeit),</text:p>
      <text:p text:style-name="P2">Windlauf(Fähigkeit),</text:p>
      <text:p text:style-name="P2">Axtkämpfer,</text:p>
      <text:p text:style-name="P2">Kriegshammer,</text:p>
      <text:p text:style-name="P2">Kriegshammermeister,</text:p>
      <text:p text:style-name="P2">Streitaxtkämpfer,</text:p>
      <text:p text:style-name="P2">Streitaxtmeister,</text:p>
      <text:p text:style-name="P2">Schädel spalten(Fähigkeit),</text:p>
      <text:p text:style-name="P2"/>
      <text:p text:style-name="P2"/>
      <text:p text:style-name="P2"/>
      <text:p text:style-name="P2"/>
      <text:p text:style-name="P2"/>
      <text:p text:style-name="P1">Nebenhelden:</text:p>
      <text:p text:style-name="P1"/>
      <text:p text:style-name="P1"/>
      <text:p text:style-name="P5">Wandernde Schaustellerin</text:p>
      <text:p text:style-name="P5">Vera Bacsik:</text:p>
      <text:p text:style-name="P2">Alter: 19</text:p>
      <text:p text:style-name="P2">Ehemals Tochter einer Schaustellerin, wurde sie während des Schockkrieges als Marionette der <text:soft-page-break/>Hohen Grafen verwendet:</text:p>
      <text:p text:style-name="P2">Sie und einige andere ihrer Zunft schlichen sich hinter die feindlichen Linien, um dort gezielt feindliche Kommandanten auszuschalten.</text:p>
      <text:p text:style-name="P2">Ein gefährlicher Job, mit einer Überlebenschance, die gegen Null tendiert.</text:p>
      <text:p text:style-name="P2">Mit viel Können und noch mehr Glück schaffte sie es jedoch, als einzige Frau, diese Meuchelarbeiten zu überleben.</text:p>
      <text:p text:style-name="P2">Nach Beendigung des Krieges versprach man ihr und ihrem Familienclan Freiheit und große Reichtümer, wenn sie an einem letztem Auftrag teilnähme.</text:p>
      <text:p text:style-name="P2">Dankend nahm sie an.</text:p>
      <text:p text:style-name="P2">Ihr Auftrag führte sie direkt zu den Grenzgebieten des Reiches, wo sie mit diversen anderen Meuchlern einen Kriegshelden in den ewigen Schlaf begleiten sollte.</text:p>
      <text:p text:style-name="P2">Dummerweise war von Hardt mit dem Plan, ihn hinterrücks zu liquidieren, nicht einverstanden.</text:p>
      <text:p text:style-name="P2"/>
      <text:p text:style-name="P3">Eigenschaften:</text:p>
      <text:p text:style-name="P2">leichte Infanterie</text:p>
      <text:p text:style-name="P4">Talentbaum:</text:p>
      <text:p text:style-name="P2">Nahkampf I, II</text:p>
      <text:p text:style-name="P2">Zweiwaffenkampf,</text:p>
      <text:p text:style-name="P2">Heldentum,</text:p>
      <text:p text:style-name="P2">Gauner,</text:p>
      <text:p text:style-name="P2">Dieb,</text:p>
      <text:p text:style-name="P2">Meisterdieb,</text:p>
      <text:p text:style-name="P2">Meuchler,</text:p>
      <text:p text:style-name="P2">Meistermeuchler,</text:p>
      <text:p text:style-name="P2">Windlauf,</text:p>
      <text:p text:style-name="P2">Klingenmeister</text:p>
      <text:p text:style-name="P2"/>
      <text:p text:style-name="P2"/>
      <text:p text:style-name="P2"/>
      <text:p text:style-name="P5">Baron der Lüfte</text:p>
      <text:p text:style-name="P5">Willhelm von Richthausen:</text:p>
      <text:p text:style-name="P2">Alter: 32</text:p>
      <text:p text:style-name="P2">Früh schon erkannte der junge Adelige von Richthausen seine Vorliebe für orkische Technologien und Errungenschaften.</text:p>
      <text:p text:style-name="P2">Da er aus reichem Hause stammte, konnte er ohne Schwierigkeiten sich große Mengen der zivilen Flugapperate der Orks anschaffen und gründete eine Handelsgesellschaft, die sich auf schnelle Lieferungen spezialisierte.</text:p>
      <text:p text:style-name="P2">Dies war jedoch nur der erste Schritt seiner Karriere:</text:p>
      <text:p text:style-name="P2">Während von Richthausen mittels seines schnell wachsenden Handelsimperium, dass zunehmend die gesamten Importe aus dem Orkreich in die ferneren Provinzen des Rittertums abhandelte, große Vermögen erwirtschaftete, verwarf er sich mit Teilen seiner Familie.</text:p>
      <text:p text:style-name="P2">Aus anfänglichem Neid wurde eine handfeste Streitigkeit, als von Richthausen damit begann, seinen Reichtum in militärische Experimente und eine eigene Luftstreitmacht zu stecken.</text:p>
      <text:p text:style-name="P2">Sie gipfelte darin, dass sich der größte Teil der von Richthausens genötigt sah, Willhelm weitere Aufrüstung zu verbieten und Teile seines Handelsimperiums an seinen Vetter abzutreten. Die Konsequenzen, die eine offene Auflehnung gegen den eigenen Familienclan zur Folge hätte, fürchtend, gab von Richthausen den Forderungen nach.</text:p>
      <text:p text:style-name="P2">Insgeheim jedoch schäumte er vor Wut.</text:p>
      <text:p text:style-name="P2">Allerdings lange sollte diese Schmach nicht anhalten:</text:p>
      <text:p text:style-name="P2">Wohl wissend, dass das Rittertum eine kaum ernstzunehmende Luftwaffe besaß, schmeichelte er sich bei einem der Hohen Grafen ein.</text:p>
      <text:p text:style-name="P2">Mit politischer Rafinesse gelang es ihm, bald dessen Feldmarschall zu werden und somit seine <text:soft-page-break/>Erkenntnisse im Luftverkehr ausspielen zu können.</text:p>
      <text:p text:style-name="P2">Einem glücklichem Zufall, der vielleicht gar nicht so zufällig geschah, starben in einer Nacht auffählig viele seiner Verwandten, allesamt Teil der Fraktion, die sich gegen ihn gewandt hatte.</text:p>
      <text:p text:style-name="P2">Auch sein Vetter sollte dieser Nacht zum Opfer fallen, sodass Willhelm von Richthausen nun wieder Herr seines Handelsimperiums wurde.</text:p>
      <text:p text:style-name="P2">Willhelm war drauf und dran, nun selbst auch ein Teil der hohen Grafen zu werden, als der Schockkrieg ausbrach, woraufhin sich die Machtgefüge wieder drehten.</text:p>
      <text:p text:style-name="P2">Sein Handelsimperium erlitt in den ersten beiden Kriegsjahren große wirtschaftlichen Verluste, seine eigene Privatarmee und die des ihm überstellten Hohen Grafen große materielle und personelle.</text:p>
      <text:p text:style-name="P2">Doch ohne seine Truppen, die die beste Luftwaffe des Rittertums darstellten, wäre der Krieg wohl schon frühzeitig beendet worden.</text:p>
      <text:p text:style-name="P2">Den Hohen Grafen entging dies nicht und so wurde Willhelm nach Beendigung des Krieges zum Kommandanten der Luftstreitkräfte des Rittertums.</text:p>
      <text:p text:style-name="P2"/>
      <text:p text:style-name="P3">Eigenschaften:</text:p>
      <text:p text:style-name="P2">leichte Luftwaffe</text:p>
      <text:p text:style-name="P4">Talentbaum:</text:p>
      <text:p text:style-name="P4">Starttalent: Nahkampfschwäche</text:p>
      <text:p text:style-name="P2">Fernkampf I,</text:p>
      <text:p text:style-name="P2">Fernkampf II,</text:p>
      <text:p text:style-name="P2">Musketier,</text:p>
      <text:p text:style-name="P2">Veteran.Muskete,</text:p>
      <text:p text:style-name="P2">Scharfschütze.Muskete,</text:p>
      <text:p text:style-name="P2">Meistermusketier,</text:p>
      <text:p text:style-name="P2">Armbrustschütze,</text:p>
      <text:p text:style-name="P2">Veteran.Armbrust,</text:p>
      <text:p text:style-name="P2">Scharfschütze.Armbrust,</text:p>
      <text:p text:style-name="P2">Armbrustmeister,</text:p>
      <text:p text:style-name="P2">Pfeilhagel,</text:p>
      <text:p text:style-name="P2">Donnergeschoss,</text:p>
      <text:p text:style-name="P2">Splittergran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3H15M09S</meta:editing-duration>
    <meta:editing-cycles>5</meta:editing-cycles>
    <meta:generator>OpenOffice.org/3.2$Win32 OpenOffice.org_project/320m18$Build-9502</meta:generator>
    <dc:date>2012-03-21T11:21:32.46</dc:date>
    <dc:creator>Daniel Spanier</dc:creator>
    <meta:document-statistic meta:table-count="0" meta:image-count="0" meta:object-count="0" meta:page-count="4" meta:paragraph-count="126" meta:word-count="946" meta:character-count="6874"/>
    <meta:user-defined meta:name="Info 1"/>
    <meta:user-defined meta:name="Info 2"/>
    <meta:user-defined meta:name="Info 3"/>
    <meta:user-defined meta:name="Info 4"/>
  </office:meta>
</office:document-meta>
</file>